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68cm" svg:y1="7.937cm" svg:x2="3.668cm" svg:y2="6.437cm">
          <text:p/>
        </draw:line>
        <draw:frame draw:style-name="gr2" draw:text-style-name="P2" draw:layer="layout" svg:width="12.305cm" svg:height="1.039cm" svg:x="1cm" svg:y="0.355cm">
          <draw:text-box>
            <text:p><text:span text:style-name="T1">Оглашенный под Новый год, приговор символично отмечает переход </text:span></text:p>
            <text:p><text:span text:style-name="T1">из «нулевых» в «десятые».</text:span></text:p>
          </draw:text-box>
        </draw:frame>
        <draw:line draw:style-name="gr1" draw:text-style-name="P1" draw:layer="layout" svg:x1="10.63cm" svg:y1="6.969cm" svg:x2="10.629cm" svg:y2="6.182cm">
          <text:p/>
        </draw:line>
        <draw:line draw:style-name="gr1" draw:text-style-name="P1" draw:layer="layout" svg:x1="10.629cm" svg:y1="6.97cm" svg:x2="10.409cm" svg:y2="7.182cm">
          <text:p/>
        </draw:line>
        <draw:line draw:style-name="gr1" draw:text-style-name="P1" draw:layer="layout" svg:x1="9.828cm" svg:y1="6.182cm" svg:x2="11.328cm" svg:y2="6.182cm">
          <text:p/>
        </draw:line>
        <draw:line draw:style-name="gr1" draw:text-style-name="P1" draw:layer="layout" svg:x1="11.328cm" svg:y1="6.183cm" svg:x2="11.423cm" svg:y2="6.069cm">
          <text:p/>
        </draw:line>
        <draw:line draw:style-name="gr1" draw:text-style-name="P1" draw:layer="layout" svg:x1="9.737cm" svg:y1="6.295cm" svg:x2="9.832cm" svg:y2="6.181cm">
          <text:p/>
        </draw:line>
        <draw:frame draw:style-name="gr3" draw:text-style-name="P3" draw:layer="layout" svg:width="1.992cm" svg:height="0.758cm" svg:x="7.288cm" svg:y="1.486cm">
          <draw:text-box>
            <text:p text:style-name="P1"><text:span text:style-name="T2">отмечает</text:span></text:p>
          </draw:text-box>
        </draw:frame>
        <draw:frame draw:style-name="gr3" draw:text-style-name="P3" draw:layer="layout" svg:width="2.454cm" svg:height="0.758cm" svg:x="9.289cm" svg:y="3.486cm">
          <draw:text-box>
            <text:p text:style-name="P1"><text:span text:style-name="T2">символично</text:span></text:p>
          </draw:text-box>
        </draw:frame>
        <draw:frame draw:style-name="gr3" draw:text-style-name="P3" draw:layer="layout" svg:width="1.831cm" svg:height="0.758cm" svg:x="7.39cm" svg:y="3.486cm">
          <draw:text-box>
            <text:p text:style-name="P1"><text:span text:style-name="T2">переход</text:span></text:p>
          </draw:text-box>
        </draw:frame>
        <draw:frame draw:style-name="gr3" draw:text-style-name="P3" draw:layer="layout" svg:width="0.769cm" svg:height="0.758cm" svg:x="8.89cm" svg:y="5.886cm">
          <draw:text-box>
            <text:p text:style-name="P1"><text:span text:style-name="T2">в</text:span></text:p>
          </draw:text-box>
        </draw:frame>
        <draw:frame draw:style-name="gr3" draw:text-style-name="P3" draw:layer="layout" svg:width="1.967cm" svg:height="0.758cm" svg:x="4.99cm" svg:y="3.486cm">
          <draw:text-box>
            <text:p text:style-name="P1"><text:span text:style-name="T2">приговор</text:span></text:p>
          </draw:text-box>
        </draw:frame>
        <draw:line draw:style-name="gr1" draw:text-style-name="P1" draw:layer="layout" svg:x1="8.303cm" svg:y1="3.199cm" svg:x2="8.297cm" svg:y2="2.038cm">
          <text:p/>
        </draw:line>
        <draw:line draw:style-name="gr1" draw:text-style-name="P1" draw:layer="layout" svg:x1="6.384cm" svg:y1="3.199cm" svg:x2="8.297cm" svg:y2="2.039cm">
          <text:p/>
        </draw:line>
        <draw:line draw:style-name="gr1" draw:text-style-name="P1" draw:layer="layout" svg:x1="9.844cm" svg:y1="3.199cm" svg:x2="8.297cm" svg:y2="2.039cm">
          <text:p/>
        </draw:line>
        <draw:frame draw:style-name="gr3" draw:text-style-name="P3" draw:layer="layout" svg:width="0.769cm" svg:height="0.758cm" svg:x="9.691cm" svg:y="3.186cm">
          <draw:text-box>
            <text:p text:style-name="P1"><text:span text:style-name="T2">E</text:span></text:p>
          </draw:text-box>
        </draw:frame>
        <draw:frame draw:style-name="gr3" draw:text-style-name="P3" draw:layer="layout" svg:width="0.777cm" svg:height="0.758cm" svg:x="5.892cm" svg:y="3.186cm">
          <draw:text-box>
            <text:p text:style-name="P1"><text:span text:style-name="T2">O</text:span></text:p>
          </draw:text-box>
        </draw:frame>
        <draw:frame draw:style-name="gr3" draw:text-style-name="P3" draw:layer="layout" svg:width="0.777cm" svg:height="0.758cm" svg:x="7.893cm" svg:y="3.186cm">
          <draw:text-box>
            <text:p text:style-name="P1"><text:span text:style-name="T2">O</text:span></text:p>
          </draw:text-box>
        </draw:frame>
        <draw:line draw:style-name="gr1" draw:text-style-name="P1" draw:layer="layout" svg:x1="6.879cm" svg:y1="5.03cm" svg:x2="8.197cm" svg:y2="4.039cm">
          <text:p/>
        </draw:line>
        <draw:line draw:style-name="gr1" draw:text-style-name="P1" draw:layer="layout" svg:x1="9.495cm" svg:y1="5.03cm" svg:x2="8.197cm" svg:y2="4.04cm">
          <text:p/>
        </draw:line>
        <draw:frame draw:style-name="gr3" draw:text-style-name="P3" draw:layer="layout" svg:width="0.769cm" svg:height="0.758cm" svg:x="6.385cm" svg:y="4.886cm">
          <draw:text-box>
            <text:p text:style-name="P1"><text:span text:style-name="T2">A</text:span></text:p>
          </draw:text-box>
        </draw:frame>
        <draw:frame draw:style-name="gr3" draw:text-style-name="P3" draw:layer="layout" svg:width="0.769cm" svg:height="0.758cm" svg:x="9.186cm" svg:y="4.886cm">
          <draw:text-box>
            <text:p text:style-name="P1"><text:span text:style-name="T2">A</text:span></text:p>
          </draw:text-box>
        </draw:frame>
        <draw:line draw:style-name="gr1" draw:text-style-name="P1" draw:layer="layout" svg:x1="6.83cm" svg:y1="6.27cm" svg:x2="6.829cm" svg:y2="5.483cm">
          <text:p/>
        </draw:line>
        <draw:line draw:style-name="gr1" draw:text-style-name="P1" draw:layer="layout" svg:x1="6.829cm" svg:y1="6.271cm" svg:x2="6.609cm" svg:y2="6.483cm">
          <text:p/>
        </draw:line>
        <draw:line draw:style-name="gr1" draw:text-style-name="P1" draw:layer="layout" svg:x1="6.028cm" svg:y1="5.483cm" svg:x2="7.528cm" svg:y2="5.483cm">
          <text:p/>
        </draw:line>
        <draw:line draw:style-name="gr1" draw:text-style-name="P1" draw:layer="layout" svg:x1="7.528cm" svg:y1="5.484cm" svg:x2="7.623cm" svg:y2="5.37cm">
          <text:p/>
        </draw:line>
        <draw:line draw:style-name="gr1" draw:text-style-name="P1" draw:layer="layout" svg:x1="5.937cm" svg:y1="5.596cm" svg:x2="6.032cm" svg:y2="5.482cm">
          <text:p/>
        </draw:line>
        <draw:line draw:style-name="gr1" draw:text-style-name="P1" draw:layer="layout" svg:x1="9.63cm" svg:y1="6.271cm" svg:x2="9.629cm" svg:y2="5.484cm">
          <text:p/>
        </draw:line>
        <draw:line draw:style-name="gr1" draw:text-style-name="P1" draw:layer="layout" svg:x1="9.629cm" svg:y1="6.272cm" svg:x2="9.409cm" svg:y2="6.484cm">
          <text:p/>
        </draw:line>
        <draw:line draw:style-name="gr1" draw:text-style-name="P1" draw:layer="layout" svg:x1="8.828cm" svg:y1="5.484cm" svg:x2="10.328cm" svg:y2="5.484cm">
          <text:p/>
        </draw:line>
        <draw:line draw:style-name="gr1" draw:text-style-name="P1" draw:layer="layout" svg:x1="10.328cm" svg:y1="5.485cm" svg:x2="10.423cm" svg:y2="5.371cm">
          <text:p/>
        </draw:line>
        <draw:line draw:style-name="gr1" draw:text-style-name="P1" draw:layer="layout" svg:x1="8.737cm" svg:y1="5.597cm" svg:x2="8.832cm" svg:y2="5.483cm">
          <text:p/>
        </draw:line>
        <draw:frame draw:style-name="gr3" draw:text-style-name="P3" draw:layer="layout" svg:width="0.777cm" svg:height="0.758cm" svg:x="9.689cm" svg:y="5.586cm">
          <draw:text-box>
            <text:p text:style-name="P1"><text:span text:style-name="T2">O</text:span></text:p>
          </draw:text-box>
        </draw:frame>
        <draw:frame draw:style-name="gr3" draw:text-style-name="P3" draw:layer="layout" svg:width="0.777cm" svg:height="0.758cm" svg:x="6.79cm" svg:y="5.586cm">
          <draw:text-box>
            <text:p text:style-name="P1"><text:span text:style-name="T2">O</text:span></text:p>
          </draw:text-box>
        </draw:frame>
        <draw:frame draw:style-name="gr3" draw:text-style-name="P3" draw:layer="layout" svg:width="0.858cm" svg:height="0.758cm" svg:x="6.091cm" svg:y="5.886cm">
          <draw:text-box>
            <text:p text:style-name="P1"><text:span text:style-name="T2">из</text:span></text:p>
          </draw:text-box>
        </draw:frame>
        <draw:frame draw:style-name="gr3" draw:text-style-name="P3" draw:layer="layout" svg:width="2.268cm" svg:height="0.758cm" svg:x="10.493cm" svg:y="6.586cm">
          <draw:text-box>
            <text:p text:style-name="P1"><text:span text:style-name="T1">«</text:span><text:span text:style-name="T2">десятые</text:span><text:span text:style-name="T1">»</text:span></text:p>
          </draw:text-box>
        </draw:frame>
        <draw:frame draw:style-name="gr3" draw:text-style-name="P3" draw:layer="layout" svg:width="0.769cm" svg:height="0.758cm" svg:x="10.685cm" svg:y="6.286cm">
          <draw:text-box>
            <text:p text:style-name="P1"><text:span text:style-name="T2">A</text:span></text:p>
          </draw:text-box>
        </draw:frame>
        <draw:frame draw:style-name="gr4" draw:text-style-name="P5" draw:layer="layout" svg:width="1cm" svg:height="0.645cm" svg:x="9.887cm" svg:y="6.629cm">
          <draw:text-box>
            <text:p text:style-name="P4"><text:span text:style-name="T2">Ø</text:span></text:p>
          </draw:text-box>
        </draw:frame>
        <draw:line draw:style-name="gr1" draw:text-style-name="P1" draw:layer="layout" svg:x1="7.83cm" svg:y1="6.97cm" svg:x2="7.829cm" svg:y2="6.183cm">
          <text:p/>
        </draw:line>
        <draw:line draw:style-name="gr1" draw:text-style-name="P1" draw:layer="layout" svg:x1="7.829cm" svg:y1="6.971cm" svg:x2="7.609cm" svg:y2="7.183cm">
          <text:p/>
        </draw:line>
        <draw:line draw:style-name="gr1" draw:text-style-name="P1" draw:layer="layout" svg:x1="7.028cm" svg:y1="6.183cm" svg:x2="8.528cm" svg:y2="6.183cm">
          <text:p/>
        </draw:line>
        <draw:line draw:style-name="gr1" draw:text-style-name="P1" draw:layer="layout" svg:x1="8.528cm" svg:y1="6.184cm" svg:x2="8.623cm" svg:y2="6.07cm">
          <text:p/>
        </draw:line>
        <draw:line draw:style-name="gr1" draw:text-style-name="P1" draw:layer="layout" svg:x1="6.937cm" svg:y1="6.296cm" svg:x2="7.032cm" svg:y2="6.182cm">
          <text:p/>
        </draw:line>
        <draw:line draw:style-name="gr1" draw:text-style-name="P1" draw:layer="layout" svg:x1="6.829cm" svg:y1="6.273cm" svg:x2="6.609cm" svg:y2="6.485cm">
          <text:p/>
        </draw:line>
        <draw:frame draw:style-name="gr3" draw:text-style-name="P3" draw:layer="layout" svg:width="2.272cm" svg:height="0.758cm" svg:x="7.693cm" svg:y="6.587cm">
          <draw:text-box>
            <text:p text:style-name="P1"><text:span text:style-name="T1">«</text:span><text:span text:style-name="T2">нулевых</text:span><text:span text:style-name="T1">»</text:span></text:p>
          </draw:text-box>
        </draw:frame>
        <draw:frame draw:style-name="gr3" draw:text-style-name="P3" draw:layer="layout" svg:width="0.769cm" svg:height="0.758cm" svg:x="7.848cm" svg:y="6.287cm">
          <draw:text-box>
            <text:p text:style-name="P1"><text:span text:style-name="T2">A</text:span></text:p>
          </draw:text-box>
        </draw:frame>
        <draw:frame draw:style-name="gr4" draw:text-style-name="P5" draw:layer="layout" svg:width="1cm" svg:height="0.645cm" svg:x="7.087cm" svg:y="6.63cm">
          <draw:text-box>
            <text:p text:style-name="P4"><text:span text:style-name="T2">Ø</text:span></text:p>
          </draw:text-box>
        </draw:frame>
        <draw:line draw:style-name="gr1" draw:text-style-name="P1" draw:layer="layout" svg:x1="3.768cm" svg:y1="5.525cm" svg:x2="5.668cm" svg:y2="4.137cm">
          <text:p/>
        </draw:line>
        <draw:frame draw:style-name="gr3" draw:text-style-name="P3" draw:layer="layout" svg:width="0.769cm" svg:height="0.758cm" svg:x="3.286cm" svg:y="5.486cm">
          <draw:text-box>
            <text:p text:style-name="P1"><text:span text:style-name="T2">A</text:span></text:p>
          </draw:text-box>
        </draw:frame>
        <draw:frame draw:style-name="gr3" draw:text-style-name="P3" draw:layer="layout" svg:width="2.53cm" svg:height="0.758cm" svg:x="2.387cm" svg:y="5.886cm">
          <draw:text-box>
            <text:p text:style-name="P1"><text:span text:style-name="T2">оглашенный</text:span></text:p>
          </draw:text-box>
        </draw:frame>
        <draw:line draw:style-name="gr1" draw:text-style-name="P1" draw:layer="layout" svg:x1="3.93cm" svg:y1="9.269cm" svg:x2="3.929cm" svg:y2="8.482cm">
          <text:p/>
        </draw:line>
        <draw:line draw:style-name="gr1" draw:text-style-name="P1" draw:layer="layout" svg:x1="3.929cm" svg:y1="9.27cm" svg:x2="3.709cm" svg:y2="9.482cm">
          <text:p/>
        </draw:line>
        <draw:line draw:style-name="gr1" draw:text-style-name="P1" draw:layer="layout" svg:x1="3.128cm" svg:y1="8.482cm" svg:x2="4.628cm" svg:y2="8.482cm">
          <text:p/>
        </draw:line>
        <draw:line draw:style-name="gr1" draw:text-style-name="P1" draw:layer="layout" svg:x1="4.628cm" svg:y1="8.483cm" svg:x2="4.723cm" svg:y2="8.369cm">
          <text:p/>
        </draw:line>
        <draw:line draw:style-name="gr1" draw:text-style-name="P1" draw:layer="layout" svg:x1="3.037cm" svg:y1="8.595cm" svg:x2="3.132cm" svg:y2="8.481cm">
          <text:p/>
        </draw:line>
        <draw:frame draw:style-name="gr3" draw:text-style-name="P3" draw:layer="layout" svg:width="0.777cm" svg:height="0.758cm" svg:x="3.489cm" svg:y="7.886cm">
          <draw:text-box>
            <text:p text:style-name="P1"><text:span text:style-name="T2">O</text:span></text:p>
          </draw:text-box>
        </draw:frame>
        <draw:frame draw:style-name="gr3" draw:text-style-name="P3" draw:layer="layout" svg:width="2.191cm" svg:height="0.758cm" svg:x="3.793cm" svg:y="8.886cm">
          <draw:text-box>
            <text:p text:style-name="P1"><text:span text:style-name="T2">Новый год</text:span></text:p>
          </draw:text-box>
        </draw:frame>
        <draw:frame draw:style-name="gr4" draw:text-style-name="P5" draw:layer="layout" svg:width="1cm" svg:height="0.645cm" svg:x="3.187cm" svg:y="8.929cm">
          <draw:text-box>
            <text:p text:style-name="P4"><text:span text:style-name="T2">Ø</text:span></text:p>
          </draw:text-box>
        </draw:frame>
        <draw:frame draw:style-name="gr3" draw:text-style-name="P3" draw:layer="layout" svg:width="1.082cm" svg:height="0.758cm" svg:x="2.69cm" svg:y="7.886cm">
          <draw:text-box>
            <text:p text:style-name="P1"><text:span text:style-name="T2">по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0:42:58</dc:date>
    <dc:creator>artur </dc:creator>
    <meta:editing-duration>PT06H19M54S</meta:editing-duration>
    <meta:editing-cycles>1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9"/>
  </office:meta>
</office:document-meta>
</file>